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" svg:font-family="Cambria"/>
    <style:font-face style:name="Symbol" svg:font-family="Symbol"/>
    <style:font-face style:name="宋体" svg:font-family="宋体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表格1" style:family="table">
      <style:table-properties style:width="16.972cm" fo:margin-left="0cm" table:align="left" style:may-break-between-rows="true" style:writing-mode="lr-tb"/>
    </style:style>
    <style:style style:name="表格1.A" style:family="table-column">
      <style:table-column-properties style:column-width="2.425cm"/>
    </style:style>
    <style:style style:name="表格1.B" style:family="table-column">
      <style:table-column-properties style:column-width="7.066cm"/>
    </style:style>
    <style:style style:name="表格1.C" style:family="table-column">
      <style:table-column-properties style:column-width="3.36cm"/>
    </style:style>
    <style:style style:name="表格1.D" style:family="table-column">
      <style:table-column-properties style:column-width="4.12cm"/>
    </style:style>
    <style:style style:name="表格1.A1" style:family="table-cell">
      <style:table-cell-properties fo:background-color="#ddd9c3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B1" style:family="table-cell">
      <style:table-cell-properties fo:background-color="#ddd9c3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C1" style:family="table-cell">
      <style:table-cell-properties fo:background-color="#ddd9c3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D1" style:family="table-cell">
      <style:table-cell-properties fo:background-color="#ddd9c3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A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B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C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D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A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B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C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.D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" style:family="table">
      <style:table-properties style:width="16.972cm" fo:margin-left="0cm" table:align="left" style:may-break-between-rows="true" style:writing-mode="lr-tb"/>
    </style:style>
    <style:style style:name="表格2.A" style:family="table-column">
      <style:table-column-properties style:column-width="5.158cm"/>
    </style:style>
    <style:style style:name="表格2.B" style:family="table-column">
      <style:table-column-properties style:column-width="4.775cm"/>
    </style:style>
    <style:style style:name="表格2.C" style:family="table-column">
      <style:table-column-properties style:column-width="7.04cm"/>
    </style:style>
    <style:style style:name="表格2.A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B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C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A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B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C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3" style:family="table-row">
      <style:table-row-properties style:min-row-height="0.145cm"/>
    </style:style>
    <style:style style:name="表格2.A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B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C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A4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B4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C4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A5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B5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2.C5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3" style:family="table">
      <style:table-properties style:width="16.972cm" fo:margin-left="0cm" table:align="left" style:may-break-between-rows="true" style:writing-mode="lr-tb"/>
    </style:style>
    <style:style style:name="表格3.A" style:family="table-column">
      <style:table-column-properties style:column-width="5.008cm"/>
    </style:style>
    <style:style style:name="表格3.B" style:family="table-column">
      <style:table-column-properties style:column-width="4.837cm"/>
    </style:style>
    <style:style style:name="表格3.C" style:family="table-column">
      <style:table-column-properties style:column-width="7.128cm"/>
    </style:style>
    <style:style style:name="表格3.A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3.B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3.C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3.A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3.B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3.C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3.3" style:family="table-row">
      <style:table-row-properties style:min-row-height="0.145cm"/>
    </style:style>
    <style:style style:name="表格3.A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3.B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3.C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4" style:family="table">
      <style:table-properties style:width="16.972cm" fo:margin-left="0cm" table:align="left" style:may-break-between-rows="true" style:writing-mode="lr-tb"/>
    </style:style>
    <style:style style:name="表格4.A" style:family="table-column">
      <style:table-column-properties style:column-width="5.008cm"/>
    </style:style>
    <style:style style:name="表格4.B" style:family="table-column">
      <style:table-column-properties style:column-width="4.837cm"/>
    </style:style>
    <style:style style:name="表格4.C" style:family="table-column">
      <style:table-column-properties style:column-width="7.128cm"/>
    </style:style>
    <style:style style:name="表格4.A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4.B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4.C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4.2" style:family="table-row">
      <style:table-row-properties style:min-row-height="0.593cm"/>
    </style:style>
    <style:style style:name="表格4.A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4.B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4.C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5" style:family="table">
      <style:table-properties style:width="16.993cm" fo:margin-left="0cm" table:align="left" style:may-break-between-rows="true" style:writing-mode="lr-tb"/>
    </style:style>
    <style:style style:name="表格5.A" style:family="table-column">
      <style:table-column-properties style:column-width="6.182cm"/>
    </style:style>
    <style:style style:name="表格5.B" style:family="table-column">
      <style:table-column-properties style:column-width="10.811cm"/>
    </style:style>
    <style:style style:name="表格5.A1" style:family="table-cell">
      <style:table-cell-properties fo:background-color="#948a54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5.B1" style:family="table-cell">
      <style:table-cell-properties fo:background-color="#948a54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5.A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5.B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5.A3" style:family="table-cell">
      <style:table-cell-properties fo:background-color="#948a54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5.B3" style:family="table-cell">
      <style:table-cell-properties fo:background-color="#948a54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5.A4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5.B4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6" style:family="table">
      <style:table-properties style:width="16.972cm" fo:margin-left="0cm" table:align="left" style:may-break-between-rows="true" style:writing-mode="lr-tb"/>
    </style:style>
    <style:style style:name="表格6.A" style:family="table-column">
      <style:table-column-properties style:column-width="3.129cm"/>
    </style:style>
    <style:style style:name="表格6.B" style:family="table-column">
      <style:table-column-properties style:column-width="13.843cm"/>
    </style:style>
    <style:style style:name="表格6.1" style:family="table-row">
      <style:table-row-properties style:min-row-height="0.796cm"/>
    </style:style>
    <style:style style:name="表格6.A1" style:family="table-cell">
      <style:table-cell-properties fo:background-color="#948a54" fo:padding-left="0.194cm" fo:padding-right="0.194cm" fo:padding-top="0cm" fo:padding-bottom="0cm" fo:border="0.5pt solid #00000a" fo:vertical-align="center">
        <style:background-image/>
      </style:table-cell-properties>
    </style:style>
    <style:style style:name="表格6.B1" style:family="table-cell">
      <style:table-cell-properties fo:background-color="#ffffff" fo:padding-left="0.194cm" fo:padding-right="0.194cm" fo:padding-top="0cm" fo:padding-bottom="0cm" fo:border="0.5pt solid #00000a" fo:vertical-align="center">
        <style:background-image/>
      </style:table-cell-properties>
    </style:style>
    <style:style style:name="表格6.A2" style:family="table-cell">
      <style:table-cell-properties fo:background-color="#948a54" fo:padding-left="0.194cm" fo:padding-right="0.194cm" fo:padding-top="0cm" fo:padding-bottom="0cm" fo:border="0.5pt solid #00000a" fo:vertical-align="center">
        <style:background-image/>
      </style:table-cell-properties>
    </style:style>
    <style:style style:name="表格6.B2" style:family="table-cell">
      <style:table-cell-properties fo:background-color="#ffffff" fo:padding-left="0.194cm" fo:padding-right="0.194cm" fo:padding-top="0cm" fo:padding-bottom="0cm" fo:border="0.5pt solid #00000a" fo:vertical-align="center">
        <style:background-image/>
      </style:table-cell-properties>
    </style:style>
    <style:style style:name="表格6.3" style:family="table-row">
      <style:table-row-properties style:min-row-height="1.159cm"/>
    </style:style>
    <style:style style:name="表格6.A3" style:family="table-cell">
      <style:table-cell-properties fo:background-color="#948a54" fo:padding-left="0.194cm" fo:padding-right="0.194cm" fo:padding-top="0cm" fo:padding-bottom="0cm" fo:border="0.5pt solid #00000a" fo:vertical-align="center">
        <style:background-image/>
      </style:table-cell-properties>
    </style:style>
    <style:style style:name="表格6.B3" style:family="table-cell">
      <style:table-cell-properties fo:background-color="#ffffff" fo:padding-left="0.194cm" fo:padding-right="0.194cm" fo:padding-top="0cm" fo:padding-bottom="0cm" fo:border="0.5pt solid #00000a" fo:vertical-align="center">
        <style:background-image/>
      </style:table-cell-properties>
    </style:style>
    <style:style style:name="表格6.4" style:family="table-row">
      <style:table-row-properties style:min-row-height="1.7cm"/>
    </style:style>
    <style:style style:name="表格6.A4" style:family="table-cell">
      <style:table-cell-properties fo:background-color="#948a54" fo:padding-left="0.194cm" fo:padding-right="0.194cm" fo:padding-top="0cm" fo:padding-bottom="0cm" fo:border="0.5pt solid #00000a" fo:vertical-align="center">
        <style:background-image/>
      </style:table-cell-properties>
    </style:style>
    <style:style style:name="表格6.B4" style:family="table-cell">
      <style:table-cell-properties fo:background-color="#ffffff" fo:padding-left="0.194cm" fo:padding-right="0.194cm" fo:padding-top="0cm" fo:padding-bottom="0cm" fo:border="0.5pt solid #00000a" fo:vertical-align="center">
        <style:background-image/>
      </style:table-cell-properties>
    </style:style>
    <style:style style:name="表格7" style:family="table">
      <style:table-properties style:width="17cm" fo:margin-left="0cm" table:align="left" style:may-break-between-rows="true" style:writing-mode="lr-tb"/>
    </style:style>
    <style:style style:name="表格7.A" style:family="table-column">
      <style:table-column-properties style:column-width="3.154cm"/>
    </style:style>
    <style:style style:name="表格7.B" style:family="table-column">
      <style:table-column-properties style:column-width="6.615cm"/>
    </style:style>
    <style:style style:name="表格7.C" style:family="table-column">
      <style:table-column-properties style:column-width="7.232cm"/>
    </style:style>
    <style:style style:name="表格7.A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7.B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7.C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7.2" style:family="table-row">
      <style:table-row-properties style:min-row-height="0.841cm"/>
    </style:style>
    <style:style style:name="表格7.A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7.B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7.C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7.3" style:family="table-row">
      <style:table-row-properties style:min-row-height="1.7cm"/>
    </style:style>
    <style:style style:name="表格7.A3" style:family="table-cell">
      <style:table-cell-properties fo:background-color="#948a54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7.B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" style:family="table">
      <style:table-properties style:width="17.044cm" fo:margin-left="0cm" table:align="left" style:may-break-between-rows="true" style:writing-mode="lr-tb"/>
    </style:style>
    <style:style style:name="表格8.A" style:family="table-column">
      <style:table-column-properties style:column-width="3.198cm"/>
    </style:style>
    <style:style style:name="表格8.B" style:family="table-column">
      <style:table-column-properties style:column-width="6.615cm"/>
    </style:style>
    <style:style style:name="表格8.C" style:family="table-column">
      <style:table-column-properties style:column-width="7.232cm"/>
    </style:style>
    <style:style style:name="表格8.A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B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C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2" style:family="table-row">
      <style:table-row-properties style:min-row-height="0.841cm"/>
    </style:style>
    <style:style style:name="表格8.A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B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C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A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B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C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4" style:family="table-row">
      <style:table-row-properties style:min-row-height="1.7cm"/>
    </style:style>
    <style:style style:name="表格8.A4" style:family="table-cell">
      <style:table-cell-properties fo:background-color="#948a54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8.B4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" style:family="table">
      <style:table-properties style:width="17.371cm" fo:margin-left="0cm" table:align="left" style:may-break-between-rows="true" style:writing-mode="lr-tb"/>
    </style:style>
    <style:style style:name="表格9.A" style:family="table-column">
      <style:table-column-properties style:column-width="3.08cm"/>
    </style:style>
    <style:style style:name="表格9.B" style:family="table-column">
      <style:table-column-properties style:column-width="7.62cm"/>
    </style:style>
    <style:style style:name="表格9.C" style:family="table-column">
      <style:table-column-properties style:column-width="6.671cm"/>
    </style:style>
    <style:style style:name="表格9.A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B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C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2" style:family="table-row">
      <style:table-row-properties style:min-row-height="0.841cm"/>
    </style:style>
    <style:style style:name="表格9.A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B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C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3" style:family="table-row">
      <style:table-row-properties style:min-row-height="2.254cm"/>
    </style:style>
    <style:style style:name="表格9.A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B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C3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4" style:family="table-row">
      <style:table-row-properties style:min-row-height="0.661cm"/>
    </style:style>
    <style:style style:name="表格9.A4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B4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9.C4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0" style:family="table">
      <style:table-properties style:width="16.972cm" fo:margin-left="0cm" table:align="left" style:may-break-between-rows="true" style:writing-mode="lr-tb"/>
    </style:style>
    <style:style style:name="表格10.A" style:family="table-column">
      <style:table-column-properties style:column-width="3.099cm"/>
    </style:style>
    <style:style style:name="表格10.B" style:family="table-column">
      <style:table-column-properties style:column-width="7.14cm"/>
    </style:style>
    <style:style style:name="表格10.C" style:family="table-column">
      <style:table-column-properties style:column-width="6.733cm"/>
    </style:style>
    <style:style style:name="表格10.A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0.B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0.C1" style:family="table-cell">
      <style:table-cell-properties fo:background-color="#c4bc96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0.2" style:family="table-row">
      <style:table-row-properties style:min-row-height="0.841cm"/>
    </style:style>
    <style:style style:name="表格10.A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0.B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0.C2" style:family="table-cell">
      <style:table-cell-properties fo:background-color="#ffffff" fo:padding-left="0.194cm" fo:padding-right="0.194cm" fo:padding-top="0cm" fo:padding-bottom="0cm" fo:border="0.5pt solid #00000a" fo:vertical-align="top">
        <style:background-image/>
      </style:table-cell-properties>
    </style:style>
    <style:style style:name="表格10.A3" style:family="table-cell">
      <style:table-cell-properties fo:background-color="#ffffff" fo:padding-left="0.194cm" fo:padding-right="0.194cm" fo:padding-top="0cm" fo:padding-bottom="0cm" fo:border-left="0.5pt solid #00000a" fo:border-right="0.5pt solid #00000a" fo:border-top="0.05pt solid #000000" fo:border-bottom="0.5pt solid #00000a" fo:vertical-align="top">
        <style:background-image/>
      </style:table-cell-properties>
    </style:style>
    <style:style style:name="表格10.B3" style:family="table-cell">
      <style:table-cell-properties fo:background-color="#ffffff" fo:padding-left="0.194cm" fo:padding-right="0.194cm" fo:padding-top="0cm" fo:padding-bottom="0cm" fo:border-left="0.5pt solid #00000a" fo:border-right="0.5pt solid #00000a" fo:border-top="0.05pt solid #000000" fo:border-bottom="0.5pt solid #00000a" fo:vertical-align="top">
        <style:background-image/>
      </style:table-cell-properties>
    </style:style>
    <style:style style:name="表格10.C3" style:family="table-cell">
      <style:table-cell-properties fo:background-color="#ffffff" fo:padding-left="0.194cm" fo:padding-right="0.194cm" fo:padding-top="0cm" fo:padding-bottom="0cm" fo:border-left="0.5pt solid #00000a" fo:border-right="0.5pt solid #00000a" fo:border-top="0.05pt solid #000000" fo:border-bottom="0.5pt solid #00000a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margin-left="0.741cm" fo:margin-right="0cm" fo:margin-top="0.212cm" fo:margin-bottom="0.212cm" loext:contextual-spacing="false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.318cm" style:auto-text-indent="false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7.5pt" fo:font-weight="normal" fo:background-color="transparent" style:font-name-asian="宋体" style:font-name-complex="宋体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7.5pt" fo:font-weight="bold" fo:background-color="transparent" style:font-name-asian="宋体" style:font-name-complex="宋体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8" style:family="paragraph" style:parent-style-name="Standard">
      <style:paragraph-properties fo:line-height="115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0.5pt" fo:font-weight="normal" fo:background-color="transparent" style:font-name-asian="宋体" style:font-name-complex="宋体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9pt" fo:font-weight="bold" fo:background-color="transparent" style:font-name-asian="宋体" style:font-name-complex="宋体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9pt" fo:font-weight="normal" fo:background-color="transparent" style:font-name-asian="宋体" style:font-name-complex="宋体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mbria" fo:font-size="7.5pt" fo:font-weight="normal" fo:background-color="transparent" style:font-name-asian="Cambria" style:font-name-complex="Cambria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mbria" fo:font-size="7.5pt" fo:font-weight="bold" fo:background-color="transparent" style:font-name-asian="Cambria" style:font-name-complex="Cambria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mbria" fo:font-size="10.5pt" fo:font-weight="normal" fo:background-color="transparent" style:font-name-asian="Cambria" style:font-name-complex="Cambria"/>
    </style:style>
    <style:style style:name="P15" style:family="paragraph" style:parent-style-name="Standard">
      <style:paragraph-properties fo:line-height="100%" fo:text-align="start" style:justify-single-word="false"/>
      <style:text-properties fo:color="#ff0000" style:font-name="宋体" fo:font-size="10.5pt" fo:font-weight="normal" fo:background-color="transparent" style:font-name-asian="宋体" style:font-name-complex="宋体"/>
    </style:style>
    <style:style style:name="P16" style:family="paragraph" style:parent-style-name="Standard">
      <style:paragraph-properties fo:line-height="100%" fo:text-align="start" style:justify-single-word="false"/>
      <style:text-properties fo:color="#ff0000" style:font-name="宋体" fo:font-size="9pt" fo:font-weight="bold" fo:background-color="transparent" style:font-name-asian="宋体" style:font-name-complex="宋体"/>
    </style:style>
    <style:style style:name="P17" style:family="paragraph" style:parent-style-name="Standard" style:list-style-name="L1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14pt" fo:font-weight="bold" fo:background-color="transparent" style:font-name-asian="宋体" style:font-name-complex="宋体"/>
    </style:style>
    <style:style style:name="P18" style:family="paragraph" style:parent-style-name="Standard" style:list-style-name="L7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14pt" fo:font-weight="bold" fo:background-color="transparent" style:font-name-asian="宋体" style:font-name-complex="宋体"/>
    </style:style>
    <style:style style:name="P19" style:family="paragraph" style:parent-style-name="Standard" style:list-style-name="L9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14pt" fo:font-weight="bold" fo:background-color="transparent" style:font-name-asian="宋体" style:font-name-complex="宋体"/>
    </style:style>
    <style:style style:name="P20" style:family="paragraph" style:parent-style-name="Standard" style:list-style-name="L11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14pt" fo:font-weight="bold" fo:background-color="transparent" style:font-name-asian="宋体" style:font-name-complex="宋体"/>
    </style:style>
    <style:style style:name="P21" style:family="paragraph" style:parent-style-name="Standard" style:list-style-name="L12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14pt" fo:font-weight="bold" fo:background-color="transparent" style:font-name-asian="宋体" style:font-name-complex="宋体"/>
    </style:style>
    <style:style style:name="P22" style:family="paragraph" style:parent-style-name="Standard" style:list-style-name="L13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14pt" fo:font-weight="bold" fo:background-color="transparent" style:font-name-asian="宋体" style:font-name-complex="宋体"/>
    </style:style>
    <style:style style:name="P23" style:family="paragraph" style:parent-style-name="Standard" style:list-style-name="L1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9pt" fo:font-style="italic" fo:font-weight="normal" fo:background-color="transparent" style:font-name-asian="宋体" style:font-name-complex="宋体"/>
    </style:style>
    <style:style style:name="P24" style:family="paragraph" style:parent-style-name="Standard" style:list-style-name="L2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9pt" fo:font-style="italic" fo:font-weight="normal" fo:background-color="transparent" style:font-name-asian="宋体" style:font-name-complex="宋体"/>
    </style:style>
    <style:style style:name="P25" style:family="paragraph" style:parent-style-name="Standard" style:list-style-name="L3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9pt" fo:font-style="italic" fo:font-weight="normal" fo:background-color="transparent" style:font-name-asian="宋体" style:font-name-complex="宋体"/>
    </style:style>
    <style:style style:name="P26" style:family="paragraph" style:parent-style-name="Standard" style:list-style-name="L4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9pt" fo:font-style="italic" fo:font-weight="normal" fo:background-color="transparent" style:font-name-asian="宋体" style:font-name-complex="宋体"/>
    </style:style>
    <style:style style:name="P27" style:family="paragraph" style:parent-style-name="Standard" style:list-style-name="L5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9pt" fo:font-style="italic" fo:font-weight="normal" fo:background-color="transparent" style:font-name-asian="宋体" style:font-name-complex="宋体"/>
    </style:style>
    <style:style style:name="P28" style:family="paragraph" style:parent-style-name="Standard" style:list-style-name="L6">
      <style:paragraph-properties fo:margin-left="-0.635cm" fo:margin-right="0cm" fo:line-height="115%" fo:text-align="start" style:justify-single-word="false" fo:text-indent="0.635cm" style:auto-text-indent="false"/>
      <style:text-properties fo:font-variant="small-caps" style:use-window-font-color="true" style:font-name="宋体" fo:font-size="9pt" fo:font-style="italic" fo:font-weight="normal" fo:background-color="transparent" style:font-name-asian="宋体" style:font-name-complex="宋体"/>
    </style:style>
    <style:style style:name="P29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宋体" fo:font-size="10.5pt" fo:font-weight="bold" fo:background-color="transparent" style:font-name-asian="宋体" style:font-name-complex="宋体"/>
    </style:style>
    <style:style style:name="P30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宋体" fo:font-size="10.5pt" fo:font-weight="bold" fo:background-color="transparent" style:font-name-asian="宋体" style:font-name-complex="宋体"/>
    </style:style>
    <style:style style:name="P31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宋体" fo:font-size="10.5pt" fo:font-weight="bold" fo:background-color="transparent" style:font-name-asian="宋体" style:font-name-complex="宋体"/>
    </style:style>
    <style:style style:name="P32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宋体" fo:font-size="10.5pt" fo:font-weight="bold" fo:background-color="transparent" style:font-name-asian="宋体" style:font-name-complex="宋体"/>
    </style:style>
    <style:style style:name="P33" style:family="paragraph" style:parent-style-name="Standard" style:list-style-name="L9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宋体" fo:font-size="10.5pt" fo:font-weight="bold" fo:background-color="transparent" style:font-name-asian="宋体" style:font-name-complex="宋体"/>
    </style:style>
    <style:style style:name="P34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宋体" fo:font-size="10.5pt" fo:font-weight="bold" fo:background-color="transparent" style:font-name-asian="宋体" style:font-name-complex="宋体"/>
    </style:style>
    <style:style style:name="P35" style:family="paragraph" style:parent-style-name="Standard" style:list-style-name="L1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</style:style>
    <style:style style:name="P36" style:family="paragraph" style:parent-style-name="Standard" style:list-style-name="L2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</style:style>
    <style:style style:name="P37" style:family="paragraph" style:parent-style-name="Standard" style:list-style-name="L3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</style:style>
    <style:style style:name="P38" style:family="paragraph" style:parent-style-name="Standard" style:list-style-name="L7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</style:style>
    <style:style style:name="P39" style:family="paragraph" style:parent-style-name="Standard" style:list-style-name="L9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</style:style>
    <style:style style:name="P40" style:family="paragraph" style:parent-style-name="Standard" style:list-style-name="L1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宋体" fo:font-size="7.5pt" fo:font-weight="normal" fo:background-color="transparent" style:font-name-asian="宋体" style:font-name-complex="宋体"/>
    </style:style>
    <style:style style:name="P41" style:family="paragraph" style:parent-style-name="Standard" style:list-style-name="L2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宋体" fo:font-size="7.5pt" fo:font-weight="normal" fo:background-color="transparent" style:font-name-asian="宋体" style:font-name-complex="宋体"/>
    </style:style>
    <style:style style:name="P42" style:family="paragraph" style:parent-style-name="Standard" style:list-style-name="L3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宋体" fo:font-size="7.5pt" fo:font-weight="normal" fo:background-color="transparent" style:font-name-asian="宋体" style:font-name-complex="宋体"/>
    </style:style>
    <style:style style:name="P43" style:family="paragraph" style:parent-style-name="Standard" style:list-style-name="L9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宋体" fo:font-size="7.5pt" fo:font-weight="normal" fo:background-color="transparent" style:font-name-asian="宋体" style:font-name-complex="宋体"/>
    </style:style>
    <style:style style:name="P44" style:family="paragraph" style:parent-style-name="Standard" style:list-style-name="L11">
      <style:paragraph-properties fo:margin-left="-0.635cm" fo:margin-right="0cm" fo:margin-top="0.212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宋体" fo:font-size="7.5pt" fo:font-weight="normal" fo:background-color="transparent" style:font-name-asian="宋体" style:font-name-complex="宋体"/>
    </style:style>
    <style:style style:name="P4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4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宋体" fo:font-size="7.5pt" fo:font-weight="bold" fo:background-color="transparent" style:font-name-asian="宋体" style:font-name-complex="宋体"/>
    </style:style>
    <style:style style:name="P47" style:family="paragraph" style:parent-style-name="Standard">
      <style:paragraph-properties fo:margin-top="0.212cm" fo:margin-bottom="0.212cm" loext:contextual-spacing="false" fo:line-height="100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48" style:family="paragraph" style:parent-style-name="Standard">
      <style:paragraph-properties fo:margin-left="0.741cm" fo:margin-right="0cm" fo:line-height="115%" fo:text-align="start" style:justify-single-word="false" fo:text-indent="0cm" style:auto-text-indent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.318cm" style:auto-text-indent="false"/>
      <style:text-properties style:use-window-font-color="true" style:font-name="宋体" fo:font-size="9pt" fo:font-weight="normal" fo:background-color="transparent" style:font-name-asian="宋体" style:font-name-complex="宋体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.476cm" style:auto-text-indent="false"/>
      <style:text-properties style:use-window-font-color="true" style:font-name="宋体" fo:font-size="9pt" fo:font-weight="normal" fo:background-color="transparent" style:font-name-asian="宋体" style:font-name-complex="宋体"/>
    </style:style>
    <style:style style:name="P51" style:family="paragraph" style:parent-style-name="Standard" style:list-style-name="L10">
      <style:paragraph-properties fo:margin-left="-1.376cm" fo:margin-right="0cm" fo:line-height="100%" fo:text-align="start" style:justify-single-word="false" fo:text-indent="1.376cm" style:auto-text-indent="false"/>
      <style:text-properties style:use-window-font-color="true" style:font-name="宋体" fo:font-size="9pt" fo:font-weight="normal" fo:background-color="transparent" style:font-name-asian="宋体" style:font-name-complex="宋体"/>
    </style:style>
    <style:style style:name="T1" style:family="text">
      <style:text-properties fo:font-variant="small-caps" fo:color="#262626" style:font-name="Cambria" fo:font-size="26pt" fo:font-weight="normal" fo:background-color="transparent" loext:char-shading-value="0" style:font-name-asian="Cambria" style:font-name-complex="Cambria"/>
    </style:style>
    <style:style style:name="T2" style:family="text">
      <style:text-properties fo:font-variant="small-caps" fo:color="#262626" style:font-name="宋体" fo:font-size="26pt" fo:font-weight="normal" fo:background-color="transparent" loext:char-shading-value="0" style:font-name-asian="宋体" style:font-name-complex="宋体"/>
    </style:style>
    <style:style style:name="T3" style:family="text">
      <style:text-properties style:use-window-font-color="true" style:font-name="宋体" fo:font-size="11pt" fo:font-weight="normal" fo:background-color="transparent" loext:char-shading-value="0" style:font-name-asian="宋体" style:font-name-complex="宋体"/>
    </style:style>
    <style:style style:name="T4" style:family="text">
      <style:text-properties style:use-window-font-color="true" style:font-name="宋体" fo:font-size="7.5pt" fo:font-weight="normal" fo:background-color="transparent" loext:char-shading-value="0" style:font-name-asian="宋体" style:font-name-complex="宋体"/>
    </style:style>
    <style:style style:name="T5" style:family="text">
      <style:text-properties style:use-window-font-color="true" style:font-name="宋体" fo:font-size="7.5pt" fo:font-weight="normal" fo:background-color="#ffffff" loext:char-shading-value="0" style:font-name-asian="宋体" style:font-name-complex="宋体"/>
    </style:style>
    <style:style style:name="T6" style:family="text">
      <style:text-properties style:use-window-font-color="true" style:font-name="宋体" fo:font-size="7.5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宋体" style:font-name-complex="宋体"/>
    </style:style>
    <style:style style:name="T7" style:family="text">
      <style:text-properties style:use-window-font-color="true" style:font-name="宋体" fo:font-size="10.5pt" fo:font-weight="normal" fo:background-color="transparent" loext:char-shading-value="0" style:font-name-asian="宋体" style:font-name-complex="宋体"/>
    </style:style>
    <style:style style:name="T8" style:family="text">
      <style:text-properties style:use-window-font-color="true" style:font-name="宋体" fo:font-size="9pt" fo:font-weight="bold" fo:background-color="transparent" loext:char-shading-value="0" style:font-name-asian="宋体" style:font-name-complex="宋体"/>
    </style:style>
    <style:style style:name="T9" style:family="text">
      <style:text-properties style:use-window-font-color="true" style:font-name="宋体" fo:font-size="9pt" fo:font-weight="normal" fo:background-color="transparent" loext:char-shading-value="0" style:font-name-asian="宋体" style:font-name-complex="宋体"/>
    </style:style>
    <style:style style:name="T10" style:family="text">
      <style:text-properties style:use-window-font-color="true" style:font-name="Cambria" fo:font-size="7.5pt" fo:font-weight="normal" fo:background-color="transparent" loext:char-shading-value="0" style:font-name-asian="Cambria" style:font-name-complex="Cambria"/>
    </style:style>
    <style:style style:name="T11" style:family="text">
      <style:text-properties style:use-window-font-color="true" style:font-name="Cambria" fo:font-size="10.5pt" fo:font-weight="normal" fo:background-color="transparent" loext:char-shading-value="0" style:font-name-asian="Cambria" style:font-name-complex="Cambria"/>
    </style:style>
    <style:style style:name="T12" style:family="text">
      <style:text-properties style:use-window-font-color="true" style:font-name="Calibri1" fo:font-size="7.5pt" fo:font-weight="normal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7.5pt" fo:font-weight="normal" fo:background-color="#ffffff" loext:char-shading-value="0" style:font-name-asian="Calibri1" style:font-name-complex="Calibri1"/>
    </style:style>
    <style:style style:name="T14" style:family="text">
      <style:text-properties style:use-window-font-color="true" style:font-name="Calibri1" fo:font-size="7.5pt" fo:font-weight="bold" fo:background-color="transparent" loext:char-shading-value="0" style:font-name-asian="Calibri1" style:font-name-complex="Calibri1"/>
    </style:style>
    <style:style style:name="T15" style:family="text">
      <style:text-properties fo:color="#ff0000" style:font-name="Calibri1" fo:font-size="7.5pt" fo:font-weight="normal" fo:background-color="transparent" loext:char-shading-value="0" style:font-name-asian="Calibri1" style:font-name-complex="Calibri1"/>
    </style:style>
    <style:style style:name="T16" style:family="text">
      <style:text-properties fo:color="#ff0000" style:font-name="宋体" fo:font-size="7.5pt" fo:font-weight="normal" fo:background-color="transparent" loext:char-shading-value="0" style:font-name-asian="宋体" style:font-name-complex="宋体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space-before="0.74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DSTun Mqtt </text:span><text:span text:style-name="T2">通信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5">版本</text:p>
          </table:table-cell>
          <table:table-cell table:style-name="表格1.B1" office:value-type="string">
            <text:p text:style-name="P5">说明</text:p>
          </table:table-cell>
          <table:table-cell table:style-name="表格1.C1" office:value-type="string">
            <text:p text:style-name="P5">时间</text:p>
          </table:table-cell>
          <table:table-cell table:style-name="表格1.D1" office:value-type="string">
            <text:p text:style-name="P7"/>
          </table:table-cell>
        </table:table-row>
        <table:table-row>
          <table:table-cell table:style-name="表格1.A2" office:value-type="string">
            <text:p text:style-name="P12">V0.1</text:p>
          </table:table-cell>
          <table:table-cell table:style-name="表格1.B2" office:value-type="string">
            <text:p text:style-name="P5">确定基本通信结构，定义部分常用接口</text:p>
          </table:table-cell>
          <table:table-cell table:style-name="表格1.C2" office:value-type="string">
            <text:p text:style-name="P12">2017/08/24</text:p>
          </table:table-cell>
          <table:table-cell table:style-name="表格1.D2" office:value-type="string">
            <text:p text:style-name="P12">Tyki</text:p>
          </table:table-cell>
        </table:table-row>
        <table:table-row>
          <table:table-cell table:style-name="表格1.A3" office:value-type="string">
            <text:p text:style-name="P7">v0.2</text:p>
          </table:table-cell>
          <table:table-cell table:style-name="表格1.B3" office:value-type="string">
            <text:p text:style-name="P7">讨论后修改</text:p>
          </table:table-cell>
          <table:table-cell table:style-name="表格1.C3" office:value-type="string">
            <text:p text:style-name="P7">2017/08/28</text:p>
          </table:table-cell>
          <table:table-cell table:style-name="表格1.D3" office:value-type="string">
            <text:p text:style-name="P7"/>
          </table:table-cell>
        </table:table-row>
      </table:table>
      <text:list xml:id="list1258990313" text:style-name="L1">
        <text:list-item>
          <text:p text:style-name="P17">整体通信架构描述（客户机，协商服务器，计算节点）</text:p>
        </text:list-item>
        <text:list-item>
          <text:p text:style-name="P29">功能与实现描述</text:p>
        </text:list-item>
        <text:list-item>
          <text:p text:style-name="P23">客户机</text:p>
        </text:list-item>
        <text:list-item>
          <text:p text:style-name="P40">发起连接请求。</text:p>
        </text:list-item>
        <text:list-item>
          <text:p text:style-name="P35"><text:span text:style-name="T4">探测本机</text:span><text:span text:style-name="T12">Nat</text:span><text:span text:style-name="T4">类型</text:span><text:span text:style-name="T6">提交协商服务器</text:span></text:p>
        </text:list-item>
        <text:list-item>
          <text:p text:style-name="P40">接收发包命令，发送穿透包</text:p>
        </text:list-item>
        <text:list-item>
          <text:p text:style-name="P40">接收连接命令，发起远程</text:p>
        </text:list-item>
        <text:list-item>
          <text:p text:style-name="P35"><text:span text:style-name="T4">客户机订阅</text:span><text:span text:style-name="T12">topic </text:span><text:span text:style-name="T14">/hdstun/client/[hd_id]</text:span></text:p>
        </text:list-item>
      </text:list>
      <text:p text:style-name="P3"><text:span text:style-name="T15">(</text:span><text:span text:style-name="T16">每个客户机使用唯一的国芯云号</text:span><text:span text:style-name="T15">)</text:span></text:p>
      <text:p text:style-name="P45"/>
      <text:list xml:id="list2139278526" text:style-name="L2">
        <text:list-item>
          <text:p text:style-name="P24">协商服务器</text:p>
        </text:list-item>
        <text:list-item>
          <text:p text:style-name="P41">负责接收客户机连接请求</text:p>
        </text:list-item>
        <text:list-item>
          <text:p text:style-name="P41">负责判定计算打洞方案及端口算法</text:p>
        </text:list-item>
        <text:list-item>
          <text:p text:style-name="P41">负责控制客户机发送穿透包</text:p>
        </text:list-item>
        <text:list-item>
          <text:p text:style-name="P41">负责控制计算节点发送穿透包</text:p>
        </text:list-item>
        <text:list-item>
          <text:p text:style-name="P41">负责通知客户机连接时机</text:p>
        </text:list-item>
        <text:list-item>
          <text:p text:style-name="P36"><text:span text:style-name="T4">协商服务器订阅地址</text:span><text:span text:style-name="T12"> topic </text:span><text:span text:style-name="T14">/hdstun/stun/</text:span></text:p>
        </text:list-item>
      </text:list>
      <text:p text:style-name="P47"/>
      <text:list xml:id="list2201663441" text:style-name="L3">
        <text:list-item>
          <text:p text:style-name="P25">计算节点</text:p>
        </text:list-item>
        <text:list-item>
          <text:p text:style-name="P37"><text:span text:style-name="T4">负责探测</text:span><text:span text:style-name="T12">Nat</text:span><text:span text:style-name="T4">类型</text:span></text:p>
        </text:list-item>
        <text:list-item>
          <text:p text:style-name="P42">负责接收发包命令，发送穿透包</text:p>
        </text:list-item>
        <text:list-item>
          <text:p text:style-name="P42">负责监听传入包，解析接口</text:p>
        </text:list-item>
        <text:list-item>
          <text:p text:style-name="P37"><text:soft-page-break/><text:span text:style-name="T4">订阅</text:span><text:span text:style-name="T12">topic</text:span><text:span text:style-name="T4">地址</text:span><text:span text:style-name="T12"> </text:span><text:span text:style-name="T14">/hdstun/server/[pn_id]</text:span></text:p>
        </text:list-item>
      </text:list>
      <text:p text:style-name="P8"/>
      <text:list xml:id="list1271660849" text:style-name="L4">
        <text:list-item>
          <text:p text:style-name="P30">发布地址及订阅对象</text:p>
        </text:list-item>
        <text:list-item>
          <text:p text:style-name="P26">独立发布订阅对象</text:p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5">发布订阅地址</text:p>
          </table:table-cell>
          <table:table-cell table:style-name="表格2.B1" office:value-type="string">
            <text:p text:style-name="P5">订阅</text:p>
          </table:table-cell>
          <table:table-cell table:style-name="表格2.C1" office:value-type="string">
            <text:p text:style-name="P5">发布</text:p>
          </table:table-cell>
        </table:table-row>
        <table:table-row>
          <table:table-cell table:style-name="表格2.A2" office:value-type="string">
            <text:p text:style-name="P13">/hdstun/stun</text:p>
          </table:table-cell>
          <table:table-cell table:style-name="表格2.B2" office:value-type="string">
            <text:p text:style-name="P5">协商服务器</text:p>
          </table:table-cell>
          <table:table-cell table:style-name="表格2.C2" office:value-type="string">
            <text:p text:style-name="P2"><text:span text:style-name="T4">客户端</text:span><text:span text:style-name="T10"> </text:span><text:span text:style-name="T4">计算节点</text:span></text:p>
          </table:table-cell>
        </table:table-row>
        <table:table-row table:style-name="表格2.3">
          <table:table-cell table:style-name="表格2.A3" office:value-type="string">
            <text:p text:style-name="P13">/hdstun/client/[hd_id]</text:p>
          </table:table-cell>
          <table:table-cell table:style-name="表格2.B3" office:value-type="string">
            <text:p text:style-name="P5">客户端</text:p>
          </table:table-cell>
          <table:table-cell table:style-name="表格2.C3" office:value-type="string">
            <text:p text:style-name="P5">协商服务器</text:p>
          </table:table-cell>
        </table:table-row>
        <table:table-row table:style-name="表格2.3">
          <table:table-cell table:style-name="表格2.A4" office:value-type="string">
            <text:p text:style-name="P13">/hdstun/server/[pn_id]</text:p>
          </table:table-cell>
          <table:table-cell table:style-name="表格2.B4" office:value-type="string">
            <text:p text:style-name="P5">计算节点</text:p>
          </table:table-cell>
          <table:table-cell table:style-name="表格2.C4" office:value-type="string">
            <text:p text:style-name="P5">协商服务器</text:p>
          </table:table-cell>
        </table:table-row>
        <table:table-row table:style-name="表格2.3">
          <table:table-cell table:style-name="表格2.A5" office:value-type="string">
            <text:p text:style-name="P12">/hdstun/mcstatus/[pn_id]</text:p>
          </table:table-cell>
          <table:table-cell table:style-name="表格2.B5" office:value-type="string">
            <text:p text:style-name="P2"><text:span text:style-name="T4">协商服务器</text:span><text:span text:style-name="T10"> </text:span></text:p>
          </table:table-cell>
          <table:table-cell table:style-name="表格2.C5" office:value-type="string">
            <text:p text:style-name="P5">计算节点</text:p>
          </table:table-cell>
        </table:table-row>
      </table:table>
      <text:p text:style-name="P45"/>
      <text:list xml:id="list2650933866" text:style-name="L5">
        <text:list-item>
          <text:p text:style-name="P27">公共订阅对象</text:p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5">发布订阅地址</text:p>
          </table:table-cell>
          <table:table-cell table:style-name="表格3.B1" office:value-type="string">
            <text:p text:style-name="P5">订阅对象</text:p>
          </table:table-cell>
          <table:table-cell table:style-name="表格3.C1" office:value-type="string">
            <text:p text:style-name="P5">发布</text:p>
          </table:table-cell>
        </table:table-row>
        <table:table-row>
          <table:table-cell table:style-name="表格3.A2" office:value-type="string">
            <text:p text:style-name="P6">发布：</text:p>
            <text:p text:style-name="P13">/hdstun/#</text:p>
            <text:p text:style-name="P6">订阅：</text:p>
            <text:p text:style-name="P13">/hdstun/log/#</text:p>
          </table:table-cell>
          <table:table-cell table:style-name="表格3.B2" office:value-type="string">
            <text:p text:style-name="P5">通信日志采集</text:p>
            <text:p text:style-name="P5">系统日志采集</text:p>
            <text:p text:style-name="P7"/>
          </table:table-cell>
          <table:table-cell table:style-name="表格3.C2" office:value-type="string">
            <text:p text:style-name="P5">各个模块</text:p>
          </table:table-cell>
        </table:table-row>
        <table:table-row table:style-name="表格3.3">
          <table:table-cell table:style-name="表格3.A3" office:value-type="string">
            <text:p text:style-name="P7"/>
          </table:table-cell>
          <table:table-cell table:style-name="表格3.B3" office:value-type="string">
            <text:p text:style-name="P7"/>
          </table:table-cell>
          <table:table-cell table:style-name="表格3.C3" office:value-type="string">
            <text:p text:style-name="P7"/>
          </table:table-cell>
        </table:table-row>
      </table:table>
      <text:p text:style-name="P48"/>
      <text:list xml:id="list2876224448" text:style-name="L6">
        <text:list-item>
          <text:p text:style-name="P28">桥接订阅</text:p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5">桥接地址</text:p>
          </table:table-cell>
          <table:table-cell table:style-name="表格4.B1" office:value-type="string">
            <text:p text:style-name="P7"/>
          </table:table-cell>
          <table:table-cell table:style-name="表格4.C1" office:value-type="string">
            <text:p text:style-name="P7"/>
          </table:table-cell>
        </table:table-row>
        <table:table-row table:style-name="表格4.2">
          <table:table-cell table:style-name="表格4.A2" office:value-type="string">
            <text:p text:style-name="P7"/>
          </table:table-cell>
          <table:table-cell table:style-name="表格4.B2" office:value-type="string">
            <text:p text:style-name="P7"/>
          </table:table-cell>
          <table:table-cell table:style-name="表格4.C2" office:value-type="string">
            <text:p text:style-name="P7"/>
          </table:table-cell>
        </table:table-row>
      </table:table>
      <text:p text:style-name="P47"/>
      <text:list xml:id="list2092299485" text:style-name="L7">
        <text:list-item>
          <text:p text:style-name="P18">计算节点状态更新接口</text:p>
        </text:list-item>
        <text:list-item>
          <text:p text:style-name="P31">功能、实现描述</text:p>
        </text:list-item>
        <text:list-item>
          <text:p text:style-name="P38"><text:span text:style-name="T4">提交计算节点在线状态及网络类型</text:span><text:span text:style-name="T12"> </text:span><text:span text:style-name="T4">（</text:span><text:span text:style-name="T12">on_connect </text:span><text:span text:style-name="T4">时提交）；</text:span></text:p>
        </text:list-item>
        <text:list-item>
          <text:p text:style-name="P38"><text:span text:style-name="T4">采用</text:span><text:span text:style-name="T13">retain <text:s/>Qos2</text:span><text:span text:style-name="T5">方式，发布</text:span><text:span text:style-name="T13"> </text:span></text:p>
        </text:list-item>
        <text:list-item>
          <text:p text:style-name="P38"><text:span text:style-name="T12">will</text:span><text:span text:style-name="T4">遗言</text:span><text:span text:style-name="T12"> </text:span><text:span text:style-name="T4">提交离线状态；</text:span></text:p>
        </text:list-item>
        <text:list-item>
          <text:p text:style-name="P31">发布及订阅对象</text:p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"><text:span text:style-name="T7">计算节点发布</text:span><text:span text:style-name="T11">publish topic</text:span></text:p>
          </table:table-cell>
          <table:table-cell table:style-name="表格5.B1" office:value-type="string">
            <text:p text:style-name="P9">描述</text:p>
          </table:table-cell>
        </table:table-row>
        <table:table-row>
          <table:table-cell table:style-name="表格5.A2" office:value-type="string">
            <text:p text:style-name="P14">/hdstun/mcstatus/[pn_id]</text:p>
          </table:table-cell>
          <table:table-cell table:style-name="表格5.B2" office:value-type="string">
            <text:p text:style-name="P9">计算节点在线及网络状态</text:p>
          </table:table-cell>
        </table:table-row>
        <table:table-row>
          <table:table-cell table:style-name="表格5.A3" office:value-type="string">
            <text:p text:style-name="P9">订阅方（协商服务器）</text:p>
          </table:table-cell>
          <table:table-cell table:style-name="表格5.B3" office:value-type="string">
            <text:p text:style-name="P9">描述</text:p>
          </table:table-cell>
        </table:table-row>
        <table:table-row>
          <table:table-cell table:style-name="表格5.A4" office:value-type="string">
            <text:p text:style-name="P14">/hdstun/mcstatus/#</text:p>
          </table:table-cell>
          <table:table-cell table:style-name="表格5.B4" office:value-type="string">
            <text:p text:style-name="P9">订阅方会在首次启动时，或在相应状态表有更新时，收到订阅</text:p>
          </table:table-cell>
        </table:table-row>
      </table:table>
      <text:p text:style-name="P45"/>
      <text:list xml:id="list2825806647" text:style-name="L8">
        <text:list-item>
          <text:p text:style-name="P32">计算节点在线及网络状态</text:p>
        </text:list-item>
      </text:list>
      <table:table table:name="表格6" table:style-name="表格6">
        <table:table-column table:style-name="表格6.A"/>
        <table:table-column table:style-name="表格6.B"/>
        <text:soft-page-break/>
        <table:table-row table:style-name="表格6.1">
          <table:table-cell table:style-name="表格6.A1" office:value-type="string">
            <text:p text:style-name="P10">Info</text:p>
          </table:table-cell>
          <table:table-cell table:style-name="表格6.B1" office:value-type="string">
            <text:p text:style-name="P5">用于描述计算节点在线及网络状态</text:p>
          </table:table-cell>
        </table:table-row>
        <table:table-row table:style-name="表格6.1">
          <table:table-cell table:style-name="表格6.A2" office:value-type="string">
            <text:p text:style-name="P10">TOPIC</text:p>
          </table:table-cell>
          <table:table-cell table:style-name="表格6.B2" office:value-type="string">
            <text:p text:style-name="P15">/hdstun/mcstatus/[pn_id]</text:p>
          </table:table-cell>
        </table:table-row>
        <table:table-row table:style-name="表格6.3">
          <table:table-cell table:style-name="表格6.A3" office:value-type="string">
            <text:p text:style-name="P10">JSON</text:p>
          </table:table-cell>
          <table:table-cell table:style-name="表格6.B3" office:value-type="string">
            <text:p text:style-name="P12">{</text:p>
            <text:p text:style-name="P2"><text:span text:style-name="T4">“</text:span><text:span text:style-name="T10">status</text:span><text:span text:style-name="T4">”</text:span><text:span text:style-name="T10">:</text:span><text:span text:style-name="T4">“</text:span><text:span text:style-name="T10">standby|busy|offline”,</text:span></text:p>
            <text:p text:style-name="P2"><text:span text:style-name="T10"><text:s/>“nat”</text:span><text:span text:style-name="T4">：“</text:span><text:span text:style-name="T10">pub|full|resi|resp|sym</text:span><text:span text:style-name="T4">”</text:span><text:span text:style-name="T10">,</text:span></text:p>
            <text:p text:style-name="P2"><text:span text:style-name="T4">”</text:span><text:span text:style-name="T10">local_ip</text:span><text:span text:style-name="T4">”</text:span><text:span text:style-name="T10">:</text:span><text:span text:style-name="T4">”</text:span><text:span text:style-name="T10">xx.xxx.xxx</text:span><text:span text:style-name="T4">”</text:span><text:span text:style-name="T10">,</text:span><text:span text:style-name="T4">”</text:span><text:span text:style-name="T10">extend_ip</text:span><text:span text:style-name="T4">”</text:span><text:span text:style-name="T10">:</text:span><text:span text:style-name="T4">”</text:span><text:span text:style-name="T10">xxx.xxx.xxx.xxx</text:span><text:span text:style-name="T4">”</text:span><text:span text:style-name="T10">,</text:span><text:span text:style-name="T9">"sport":"3449",</text:span><text:span text:style-name="T10">eport1:</text:span><text:span text:style-name="T4">”</text:span><text:span text:style-name="T10">111</text:span><text:span text:style-name="T4">”</text:span><text:span text:style-name="T10">,</text:span><text:span text:style-name="T4">”</text:span><text:span text:style-name="T10">eport2</text:span><text:span text:style-name="T4">”</text:span><text:span text:style-name="T10">:</text:span><text:span text:style-name="T4">”</text:span><text:span text:style-name="T10">222</text:span><text:span text:style-name="T4">”</text:span><text:span text:style-name="T10">,</text:span><text:span text:style-name="T4">”</text:span><text:span text:style-name="T10">eport3</text:span><text:span text:style-name="T4">”</text:span><text:span text:style-name="T10">:</text:span><text:span text:style-name="T4">”</text:span><text:span text:style-name="T10">3333</text:span><text:span text:style-name="T4">”</text:span><text:span text:style-name="T10">,</text:span><text:span text:style-name="T4">”</text:span><text:span text:style-name="T10">eport4</text:span><text:span text:style-name="T4">”</text:span><text:span text:style-name="T10">:</text:span><text:span text:style-name="T4">”</text:span><text:span text:style-name="T10">5555</text:span><text:span text:style-name="T4">”</text:span></text:p>
            <text:p text:style-name="P12">}</text:p>
            <text:p text:style-name="P7"/>
          </table:table-cell>
        </table:table-row>
        <table:table-row table:style-name="表格6.4">
          <table:table-cell table:style-name="表格6.A4" office:value-type="string">
            <text:p text:style-name="P10">Description：</text:p>
          </table:table-cell>
          <table:table-cell table:style-name="表格6.B4" office:value-type="string">
            <text:p text:style-name="P11">Standby 待命 busy 繁忙 offline 离线</text:p>
            <text:p text:style-name="P11">Pub 公网 full 完全锥 resi ip锥 resp</text:p>
          </table:table-cell>
        </table:table-row>
      </table:table>
      <text:list xml:id="list400460586" text:style-name="L9">
        <text:list-item>
          <text:p text:style-name="P19">客户端请求接口</text:p>
        </text:list-item>
        <text:list-item>
          <text:p text:style-name="P33">功能与实现描述</text:p>
        </text:list-item>
        <text:list-item>
          <text:p text:style-name="P43">提交协商服务器请求穿透链接（登录时，提交）</text:p>
        </text:list-item>
        <text:list-item>
          <text:p text:style-name="P39"><text:span text:style-name="T4">采用</text:span><text:span text:style-name="T12">qos2</text:span><text:span text:style-name="T4">方式</text:span></text:p>
        </text:list-item>
      </text:list>
      <text:p text:style-name="P47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1">Method</text:p>
          </table:table-cell>
          <table:table-cell table:style-name="表格7.B1" office:value-type="string">
            <text:p text:style-name="P11">Publish:客户端</text:p>
          </table:table-cell>
          <table:table-cell table:style-name="表格7.C1" office:value-type="string">
            <text:p text:style-name="P11">Public:协商服务器</text:p>
          </table:table-cell>
        </table:table-row>
        <table:table-row table:style-name="表格7.2">
          <table:table-cell table:style-name="表格7.A2" office:value-type="string">
            <text:p text:style-name="P10">request_p2p</text:p>
            <text:p text:style-name="P7"/>
            <text:p text:style-name="P7"/>
          </table:table-cell>
          <table:table-cell table:style-name="表格7.B2" office:value-type="string">
            <text:p text:style-name="P10">Topic:</text:p>
            <text:p text:style-name="P11">/hdstun/stun/</text:p>
            <text:p text:style-name="P10">Json:</text:p>
            <text:p text:style-name="P11">{ </text:p>
            <text:p text:style-name="P49"><text:bookmark-start text:name="__DdeLink__1638_3695892662"/><text:s text:c="2"/><text:bookmark-start text:name="__DdeLink__1632_3695892662"/>method<text:bookmark-end text:name="__DdeLink__1632_3695892662"/>”:”<text:bookmark-start text:name="__DdeLink__1634_3695892662"/>request_p2p<text:bookmark-end text:name="__DdeLink__1634_3695892662"/>”,</text:p>
            <text:p text:style-name="P49">“hd_id”:”12345678”，</text:p>
            <text:p text:style-name="P49">"pn_id":"123456",</text:p>
            <text:p text:style-name="P49">“session”:”abcdefg”,</text:p>
            <text:p text:style-name="P12"><text:s text:c="5"/>“nat”:”pub|full|resi|resp|sym”,</text:p>
            <text:p text:style-name="P49">“local_ip”:”xx.xxx.xxx”,</text:p>
            <text:p text:style-name="P49">”extend_ip”:”xxx.xxx.xxx.xxx”,</text:p>
            <text:p text:style-name="P49">"sport":"3449",</text:p>
            <text:p text:style-name="P49">“eport1:”111”,</text:p>
            <text:p text:style-name="P49"><text:s/>”eport2”:”222”,</text:p>
            <text:p text:style-name="P49">”eport3”:”3333”,</text:p>
            <text:p text:style-name="P49">”eport4”:”5555”<text:bookmark-end text:name="__DdeLink__1638_3695892662"/></text:p>
            <text:p text:style-name="P11">}</text:p>
          </table:table-cell>
          <table:table-cell table:style-name="表格7.C2" office:value-type="string">
            <text:p text:style-name="P10">Topic:</text:p>
            <text:p text:style-name="P2"><text:span text:style-name="T9">/hdstun/client/[hd_id]<text:line-break/></text:span><text:span text:style-name="T8">Json:</text:span></text:p>
            <text:p text:style-name="P11">{</text:p>
            <text:p text:style-name="P49">“session”:”abcdefg”,</text:p>
            <text:p text:style-name="P49">“method”,:”request_p2p”,</text:p>
            <text:p text:style-name="P50">“result_code”:”0”,</text:p>
            <text:p text:style-name="P50">“description”:“服务器离线”</text:p>
            <text:p text:style-name="P11">}</text:p>
            <text:p text:style-name="P11">Result_code:</text:p>
            <text:list xml:id="list1309701063" text:style-name="L10">
              <text:list-item>
                <text:p text:style-name="P51">请求成功</text:p>
              </text:list-item>
            </text:list>
            <text:p text:style-name="P11">0- <text:s text:c="4"/>请求失败</text:p>
          </table:table-cell>
        </table:table-row>
        <table:table-row table:style-name="表格7.3">
          <table:table-cell table:style-name="表格7.A3" office:value-type="string">
            <text:p text:style-name="P10">Description：</text:p>
          </table:table-cell>
          <table:table-cell table:style-name="表格7.B3" table:number-columns-spanned="2" office:value-type="string">
            <text:p text:style-name="P11">互联网穿透连接时，由客户端发起的启动请求，服务器将会建立会话</text:p>
          </table:table-cell>
          <table:covered-table-cell/>
        </table:table-row>
      </table:table>
      <text:p text:style-name="P45"/>
      <text:list xml:id="list3661771918" text:style-name="L11">
        <text:list-item>
          <text:p text:style-name="P20">发包请求</text:p>
        </text:list-item>
        <text:list-item>
          <text:p text:style-name="P34">功能描述</text:p>
        </text:list-item>
        <text:list-item>
          <text:p text:style-name="P44"><text:soft-page-break/>协商服务器根据算法向客户机或计算节点请求发送穿透</text:p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11">Method</text:p>
          </table:table-cell>
          <table:table-cell table:style-name="表格8.B1" office:value-type="string">
            <text:p text:style-name="P11">Publish:协商服务器</text:p>
          </table:table-cell>
          <table:table-cell table:style-name="表格8.C1" office:value-type="string">
            <text:p text:style-name="P11">Public:计算节点、客户端</text:p>
          </table:table-cell>
        </table:table-row>
        <table:table-row table:style-name="表格8.2">
          <table:table-cell table:style-name="表格8.A2" office:value-type="string">
            <text:p text:style-name="P10">request_server_punch</text:p>
            <text:p text:style-name="P7"/>
            <text:p text:style-name="P7"/>
          </table:table-cell>
          <table:table-cell table:style-name="表格8.B2" office:value-type="string">
            <text:p text:style-name="P10">Topic:</text:p>
            <text:p text:style-name="P11">/hdstun/server/[pn_id]</text:p>
            <text:p text:style-name="P7"/>
            <text:p text:style-name="P10">Json:</text:p>
            <text:p text:style-name="P11">{ </text:p>
            <text:p text:style-name="P2"><text:span text:style-name="T9">"method":"</text:span><text:span text:style-name="T8">request_server_punch</text:span><text:span text:style-name="T9">",</text:span></text:p>
            <text:p text:style-name="P49"/>
            <text:p text:style-name="P11">“ip”:”202.96.123.112”,</text:p>
            <text:p text:style-name="P11"><text:s text:c="3"/>“sports”:[“3333”,”5555”]</text:p>
            <text:p text:style-name="P11"><text:s text:c="5"/>“sportsrange”:[“3000-10000”,”50000-60000”]</text:p>
            <text:p text:style-name="P11"><text:s/>“dports”:[“3400”,”2900”],</text:p>
            <text:p text:style-name="P11"><text:s text:c="2"/>“dportrange”:[“6000-7000”,”9000-12000”]</text:p>
            <text:p text:style-name="P11"><text:s text:c="4"/>“ttl”,”3”</text:p>
            <text:p text:style-name="P11">}</text:p>
          </table:table-cell>
          <table:table-cell table:style-name="表格8.C2" office:value-type="string">
            <text:p text:style-name="P10">Topic:</text:p>
            <text:p text:style-name="P16">/hdstun/stun/</text:p>
            <text:p text:style-name="P10">Json:</text:p>
            <text:p text:style-name="P11">{</text:p>
            <text:p text:style-name="P11"><text:s text:c="3"/>"pn_id":"12212121",</text:p>
            <text:p text:style-name="P49">“method”:”request_server_punch”,</text:p>
            <text:p text:style-name="P49"/>
            <text:p text:style-name="P49"><text:s text:c="2"/>“Result_code”:”1”</text:p>
            <text:p text:style-name="P49"><text:s text:c="3"/>“Descripton”:”成功”</text:p>
            <text:p text:style-name="P11">}</text:p>
          </table:table-cell>
        </table:table-row>
        <table:table-row table:style-name="表格8.2">
          <table:table-cell table:style-name="表格8.A3" office:value-type="string">
            <text:p text:style-name="P7"/>
            <text:p text:style-name="P10">request_client_punch</text:p>
            <text:p text:style-name="P7"/>
          </table:table-cell>
          <table:table-cell table:style-name="表格8.B3" office:value-type="string">
            <text:p text:style-name="P10">Topic:</text:p>
            <text:p text:style-name="P11">/hdstun/client/[hd_id]</text:p>
            <text:p text:style-name="P7"/>
            <text:p text:style-name="P10">Json:</text:p>
            <text:p text:style-name="P11">{ </text:p>
            <text:p text:style-name="P2"><text:span text:style-name="T9">"method":"</text:span><text:span text:style-name="T8">request_client_punch</text:span><text:span text:style-name="T9">",</text:span></text:p>
            <text:p text:style-name="P49">“session”:”abcdefg”,</text:p>
            <text:p text:style-name="P11">“ip”:”202.96.123.112”,</text:p>
            <text:p text:style-name="P11"><text:s text:c="3"/>“sports”:[“3333”,”5555”]</text:p>
            <text:p text:style-name="P11"><text:s text:c="5"/>“sportsrange”:[“3000-10000”,”50000-60000”]</text:p>
            <text:p text:style-name="P11"><text:s/>“dports”:[“3400”,”2900”],</text:p>
            <text:p text:style-name="P11"><text:s text:c="2"/>“dportrange”:[“6000-7000”,”9000-12000”]</text:p>
            <text:p text:style-name="P11"><text:s text:c="4"/>“ttl”,”3”</text:p>
            <text:p text:style-name="P11">}</text:p>
          </table:table-cell>
          <table:table-cell table:style-name="表格8.C3" office:value-type="string">
            <text:p text:style-name="P10">Topic:</text:p>
            <text:p text:style-name="P16">/hdstun/stun/</text:p>
            <text:p text:style-name="P10">Json:</text:p>
            <text:p text:style-name="P11">{</text:p>
            <text:p text:style-name="P49">“method”:”request_client_punch”,</text:p>
            <text:p text:style-name="P49">"hd_id":"23423423",</text:p>
            <text:p text:style-name="P49">“session”:”abcdefg”,</text:p>
            <text:p text:style-name="P49"><text:s text:c="2"/>“Result_code”:”1”</text:p>
            <text:p text:style-name="P49"><text:s text:c="3"/>“Descripton”:”成功”</text:p>
            <text:p text:style-name="P11">}</text:p>
          </table:table-cell>
        </table:table-row>
        <table:table-row table:style-name="表格8.4">
          <table:table-cell table:style-name="表格8.A4" office:value-type="string">
            <text:p text:style-name="P10">Description：</text:p>
          </table:table-cell>
          <table:table-cell table:style-name="表格8.B4" table:number-columns-spanned="2" office:value-type="string">
            <text:p text:style-name="P11">sport为原端口</text:p>
            <text:p text:style-name="P11">sports&amp;dports代表多个单一端口，sportrange&amp;dportrange代表端口范围</text:p>
            <text:p text:style-name="P11">发包数量为sportcount*dportcount</text:p>
          </table:table-cell>
          <table:covered-table-cell/>
        </table:table-row>
      </table:table>
      <text:p text:style-name="P45"/>
      <text:list xml:id="list4136188753" text:style-name="L12">
        <text:list-item>
          <text:p text:style-name="P21">听包请求</text:p>
        </text:list-item>
      </text:list>
      <text:p text:style-name="P46">说明：协商服务器要求计算节点或客户端做指定时间内听包，并上报结果</text:p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11">Method</text:p>
          </table:table-cell>
          <table:table-cell table:style-name="表格9.B1" office:value-type="string">
            <text:p text:style-name="P11">Publish:协商服务器</text:p>
          </table:table-cell>
          <table:table-cell table:style-name="表格9.C1" office:value-type="string">
            <text:p text:style-name="P11">Public:计算节点、客户端</text:p>
          </table:table-cell>
        </table:table-row>
        <table:table-row table:style-name="表格9.2">
          <table:table-cell table:style-name="表格9.A2" office:value-type="string">
            <text:p text:style-name="P10">request_server_listen</text:p>
            <text:p text:style-name="P7"><text:soft-page-break/></text:p>
            <text:p text:style-name="P7"/>
          </table:table-cell>
          <table:table-cell table:style-name="表格9.B2" office:value-type="string">
            <text:p text:style-name="P10">Topic:</text:p>
            <text:p text:style-name="P11">/hdstun/server/[pn_id]</text:p>
            <text:p text:style-name="P7"><text:soft-page-break/></text:p>
            <text:p text:style-name="P10">Json:</text:p>
            <text:p text:style-name="P11">{ </text:p>
            <text:p text:style-name="P2"><text:span text:style-name="T9">"method":"</text:span><text:span text:style-name="T8">request_server_listen</text:span><text:span text:style-name="T9">",</text:span></text:p>
            <text:p text:style-name="P49">“session”:”abcdefg”,</text:p>
            <text:p text:style-name="P49">"sip":"221.22.22.23",</text:p>
            <text:p text:style-name="P11"><text:s text:c="3"/>“time”:”5” //秒</text:p>
            <text:p text:style-name="P11">}</text:p>
          </table:table-cell>
          <table:table-cell table:style-name="表格9.C2" office:value-type="string">
            <text:p text:style-name="P10">Topic:</text:p>
            <text:p text:style-name="P16">/hdstun/stun/</text:p>
            <text:p text:style-name="P10">Json:</text:p>
            <text:p text:style-name="P11"><text:soft-page-break/>{</text:p>
            <text:p text:style-name="P4"><text:span text:style-name="T9">“method”:”</text:span><text:span text:style-name="T8">request_server_listen</text:span><text:span text:style-name="T9">”,</text:span></text:p>
            <text:p text:style-name="P49">“session”:”abcdefg”,</text:p>
            <text:p text:style-name="P49">"pn_id":"12345",</text:p>
            <text:p text:style-name="P49">“sports”:[“1234”,”34456”]</text:p>
            <text:p text:style-name="P49"><text:s text:c="2"/>“dports”:[“3456”,”3456”]</text:p>
            <text:p text:style-name="P11">}</text:p>
          </table:table-cell>
        </table:table-row>
        <table:table-row table:style-name="表格9.3">
          <table:table-cell table:style-name="表格9.A3" office:value-type="string">
            <text:p text:style-name="P7"/>
            <text:p text:style-name="P10">request_client_listen</text:p>
            <text:p text:style-name="P7"/>
          </table:table-cell>
          <table:table-cell table:style-name="表格9.B3" office:value-type="string">
            <text:p text:style-name="P10">Topic:</text:p>
            <text:p text:style-name="P11">/hdstun/client/[pn_id]</text:p>
            <text:p text:style-name="P7"/>
            <text:p text:style-name="P10">Json:</text:p>
            <text:p text:style-name="P11">{ </text:p>
            <text:p text:style-name="P2"><text:span text:style-name="T9">"method":"</text:span><text:span text:style-name="T8">request_client_listen</text:span><text:span text:style-name="T9">",</text:span></text:p>
            <text:p text:style-name="P49">“session”:”abcdefg”,</text:p>
            <text:p text:style-name="P49">"sip":"221.22.22.23",</text:p>
            <text:p text:style-name="P11"><text:s text:c="3"/>“time”:”5” //秒</text:p>
            <text:p text:style-name="P11">}</text:p>
          </table:table-cell>
          <table:table-cell table:style-name="表格9.C3" office:value-type="string">
            <text:p text:style-name="P10">Topic:</text:p>
            <text:p text:style-name="P16">/hdstun/stun/</text:p>
            <text:p text:style-name="P10">Json:</text:p>
            <text:p text:style-name="P11">{</text:p>
            <text:p text:style-name="P4"><text:span text:style-name="T9">“method”:”</text:span><text:span text:style-name="T8">request_client_listen</text:span><text:span text:style-name="T9">”,</text:span></text:p>
            <text:p text:style-name="P49">“session”:”abcdefg”,</text:p>
            <text:p text:style-name="P49">"hd_id":"123456",</text:p>
            <text:p text:style-name="P49">“sports”:[“1234”,”34456”]</text:p>
            <text:p text:style-name="P49"><text:s text:c="2"/>“dports”:[“3456”,”3456”]</text:p>
            <text:p text:style-name="P11">}</text:p>
          </table:table-cell>
        </table:table-row>
        <table:table-row table:style-name="表格9.4">
          <table:table-cell table:style-name="表格9.A4" office:value-type="string">
            <text:p text:style-name="P10">Description：</text:p>
          </table:table-cell>
          <table:table-cell table:style-name="表格9.B4" office:value-type="string">
            <text:p text:style-name="P11">超时后，计算节点或客户端将收到包 <text:s/>返回值 sports dports是对应的。如果未收到包，则不存在2个键值</text:p>
          </table:table-cell>
          <table:table-cell table:style-name="表格9.C4" office:value-type="string">
            <text:p text:style-name="P7"/>
          </table:table-cell>
        </table:table-row>
      </table:table>
      <text:p text:style-name="P45"/>
      <text:list xml:id="list572038345" text:style-name="L13">
        <text:list-item>
          <text:p text:style-name="P22">连接发起</text:p>
        </text:list-item>
      </text:list>
      <text:p text:style-name="P46">手机扫描添加云终端时，进行添加操作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11">method</text:p>
          </table:table-cell>
          <table:table-cell table:style-name="表格10.B1" office:value-type="string">
            <text:p text:style-name="P11">Publish:协商服务器</text:p>
          </table:table-cell>
          <table:table-cell table:style-name="表格10.C1" office:value-type="string">
            <text:p text:style-name="P11">Public:N/A</text:p>
          </table:table-cell>
        </table:table-row>
        <table:table-row table:style-name="表格10.2">
          <table:table-cell table:style-name="表格10.A2" office:value-type="string">
            <text:p text:style-name="P12">request_client_conn</text:p>
            <text:p text:style-name="P7"/>
          </table:table-cell>
          <table:table-cell table:style-name="表格10.B2" office:value-type="string">
            <text:p text:style-name="P10">Topic:</text:p>
            <text:p text:style-name="P11">/hdstun/client/[pn_id]</text:p>
            <text:p text:style-name="P7"/>
            <text:p text:style-name="P10">Json:</text:p>
            <text:p text:style-name="P11">{ </text:p>
            <text:p text:style-name="P2"><text:span text:style-name="T9"><text:s text:c="2"/>"method":"</text:span><text:span text:style-name="T8">request_client_conn</text:span><text:span text:style-name="T9">",</text:span></text:p>
            <text:p text:style-name="P11">“session”:”abcdefg”,</text:p>
            <text:p text:style-name="P11"><text:s/>"result_code":"1",</text:p>
            <text:p text:style-name="P11">“ip”:”202.145,304”,</text:p>
            <text:p text:style-name="P11">“sport”:”3456”,</text:p>
            <text:p text:style-name="P11">“dport”:”2343”</text:p>
            <text:p text:style-name="P11">}</text:p>
          </table:table-cell>
          <table:table-cell table:style-name="表格10.C2" office:value-type="string">
            <text:p text:style-name="P7"/>
          </table:table-cell>
        </table:table-row>
        <table:table-row table:style-name="表格10.2">
          <table:table-cell table:style-name="表格10.A3" office:value-type="string">
            <text:p text:style-name="P12">Description</text:p>
          </table:table-cell>
          <table:table-cell table:style-name="表格10.B3" office:value-type="string">
            <text:p text:style-name="P10">sport入未指定，可随机</text:p>
            <text:p text:style-name="P10">客户机收到此消息后，服务器将关闭会话，此次打动任务完结，客户端无需反馈消息</text:p>
          </table:table-cell>
          <table:table-cell table:style-name="表格10.C3" office:value-type="string">
            <text:p text:style-name="P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" svg:font-family="Cambria"/>
    <style:font-face style:name="Symbol" svg:font-family="Symbol"/>
    <style:font-face style:name="宋体" svg:font-family="宋体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Noto Sans CJK SC DemiLight" style:font-size-asian="12pt" style:language-asian="none" style:country-asian="none" style:font-name-complex="Noto Sans CJK SC DemiLight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0" meta:object-count="0" meta:page-count="5" meta:paragraph-count="251" meta:word-count="1089" meta:character-count="3680" meta:non-whitespace-character-count="3571"/>
    <meta:generator>LibreOffice/5.3.3.2$Linux_X86_64 LibreOffice_project/30m0$Build-2</meta:generator>
  </office:meta>
</office:document-meta>
</file>